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727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727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2a727f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>
      <style:text-properties style:font-name="DejaVu Sans Condensed" fo:font-size="12pt" officeooo:rsid="00148c7a" officeooo:paragraph-rsid="002c11d9" style:font-size-asian="12pt" style:font-size-complex="12pt"/>
    </style:style>
    <style:style style:name="P14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14">
      <style:text-properties style:font-name="DejaVu Sans Condensed" fo:font-size="12pt" officeooo:rsid="0019c0cd" officeooo:paragraph-rsid="002c11d9" style:font-size-asian="12pt" style:font-size-complex="12pt"/>
    </style:style>
    <style:style style:name="P19" style:family="paragraph" style:parent-style-name="Standard" style:list-style-name="L18">
      <style:text-properties style:font-name="DejaVu Sans Condensed" fo:font-size="12pt" officeooo:rsid="0019c0cd" officeooo:paragraph-rsid="002c11d9" style:font-size-asian="12pt" style:font-size-complex="12pt"/>
    </style:style>
    <style:style style:name="P20" style:family="paragraph" style:parent-style-name="Standard">
      <style:text-properties style:font-name="DejaVu Sans Condensed" fo:font-size="12pt" officeooo:rsid="0019c0cd" officeooo:paragraph-rsid="00116df3" style:font-size-asian="12pt" style:font-size-complex="12pt"/>
    </style:style>
    <style:style style:name="P21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11">
      <style:text-properties style:font-name="DejaVu Sans Condensed" fo:font-size="12pt" officeooo:rsid="0024c0fd" officeooo:paragraph-rsid="0024c0fd" style:font-size-asian="12pt" style:font-size-complex="12pt"/>
    </style:style>
    <style:style style:name="P23" style:family="paragraph" style:parent-style-name="Standard">
      <style:text-properties style:font-name="DejaVu Sans Condensed" fo:font-size="12pt" officeooo:rsid="000df8c5" officeooo:paragraph-rsid="002c11d9" style:font-size-asian="12pt" style:font-size-complex="12pt"/>
    </style:style>
    <style:style style:name="P24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25" style:family="paragraph" style:parent-style-name="Standard" style:list-style-name="L19">
      <style:text-properties style:font-name="DejaVu Sans Condensed" fo:font-size="12pt" officeooo:paragraph-rsid="002c11d9" style:font-size-asian="12pt" style:font-size-complex="12pt"/>
    </style:style>
    <style:style style:name="P26" style:family="paragraph" style:parent-style-name="Standard" style:list-style-name="L20">
      <style:text-properties style:font-name="DejaVu Sans Condensed" fo:font-size="12pt" officeooo:paragraph-rsid="002c11d9" style:font-size-asian="12pt" style:font-size-complex="12pt"/>
    </style:style>
    <style:style style:name="P27" style:family="paragraph" style:parent-style-name="Standard">
      <style:text-properties style:font-name="DejaVu Sans Condensed" fo:font-size="12pt" officeooo:paragraph-rsid="002c11d9" style:font-size-asian="12pt" style:font-size-complex="12pt"/>
    </style:style>
    <style:style style:name="P28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DejaVu Sans Condensed" fo:font-size="12pt" fo:font-weight="bold" officeooo:rsid="00148c7a" officeooo:paragraph-rsid="002c11d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DejaVu Sans Condensed" fo:font-size="12pt" fo:font-weight="bold" officeooo:rsid="00281b34" officeooo:paragraph-rsid="002c11d9" style:font-size-asian="12pt" style:font-weight-asian="bold" style:font-size-complex="12pt" style:font-weight-complex="bold"/>
    </style:style>
    <style:style style:name="P32" style:family="paragraph" style:parent-style-name="Standard" style:list-style-name="L14">
      <style:text-properties officeooo:paragraph-rsid="002c11d9"/>
    </style:style>
    <style:style style:name="P33" style:family="paragraph" style:parent-style-name="Standard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bfab9"/>
    </style:style>
    <style:style style:name="T4" style:family="text">
      <style:text-properties style:font-name="DejaVu Sans Condensed" fo:font-size="12pt" officeooo:rsid="001de80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2d43ff" style:font-size-asian="12pt" style:font-size-complex="12pt"/>
    </style:style>
    <style:style style:name="T7" style:family="text">
      <style:text-properties style:font-name="DejaVu Sans Condensed" fo:font-size="12pt" officeooo:rsid="001d1918" style:font-size-asian="12pt" style:font-size-complex="12pt"/>
    </style:style>
    <style:style style:name="T8" style:family="text">
      <style:text-properties style:font-name="DejaVu Sans Condensed" fo:font-size="12pt" officeooo:rsid="00281b34" style:font-size-asian="12pt" style:font-size-complex="12pt"/>
    </style:style>
    <style:style style:name="T9" style:family="text">
      <style:text-properties style:font-name="DejaVu Sans Condensed" fo:font-size="12pt" fo:font-weight="bold" officeooo:rsid="0026610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4b89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d59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8781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e5f3" style:font-size-asian="12pt" style:font-weight-asian="bold" style:font-size-complex="12pt" style:font-weight-complex="bold"/>
    </style:style>
    <style:style style:name="T16" style:family="text">
      <style:text-properties officeooo:rsid="001f6b04"/>
    </style:style>
    <style:style style:name="T17" style:family="text">
      <style:text-properties officeooo:rsid="001f6b96"/>
    </style:style>
    <style:style style:name="T18" style:family="text">
      <style:text-properties officeooo:rsid="0022f360"/>
    </style:style>
    <style:style style:name="T19" style:family="text">
      <style:text-properties officeooo:rsid="00231a7c"/>
    </style:style>
    <style:style style:name="T20" style:family="text">
      <style:text-properties officeooo:rsid="0035db3e"/>
    </style:style>
    <style:style style:name="T21" style:family="text">
      <style:text-properties officeooo:rsid="002c3f0f"/>
    </style:style>
    <style:style style:name="T22" style:family="text">
      <style:text-properties officeooo:rsid="002d43f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48c7a" style:font-weight-asian="bold" style:font-weight-complex="bold"/>
    </style:style>
    <style:style style:name="T25" style:family="text">
      <style:text-properties fo:font-weight="bold" officeooo:rsid="002d43ff" style:font-weight-asian="bold" style:font-weight-complex="bold"/>
    </style:style>
    <style:style style:name="T26" style:family="text">
      <style:text-properties fo:font-weight="bold" officeooo:rsid="00281b34" style:font-weight-asian="bold" style:font-weight-complex="bold"/>
    </style:style>
    <style:style style:name="T27" style:family="text">
      <style:text-properties fo:font-weight="bold" officeooo:rsid="002ce056" style:font-weight-asian="bold" style:font-weight-complex="bold"/>
    </style:style>
    <style:style style:name="T28" style:family="text">
      <style:text-properties officeooo:rsid="00281b34"/>
    </style:style>
    <style:style style:name="T29" style:family="text">
      <style:text-properties officeooo:rsid="001d1918"/>
    </style:style>
    <style:style style:name="T30" style:family="text">
      <style:text-properties officeooo:rsid="002c11d9"/>
    </style:style>
    <style:style style:name="T31" style:family="text">
      <style:text-properties officeooo:rsid="002ce05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20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14">1</text:span><text:span text:style-name="T15">0</text:span><text:span text:style-name="T14">3</text:span><text:span text:style-name="T10"> - </text:span><text:span text:style-name="T13">Controls - </text:span><text:span text:style-name="T11">Throttle </text:span><text:span text:style-name="T9">B</text:span><text:span text:style-name="T12">ase</text:span></text:p>
      <text:p text:style-name="P3">U=Up, D=Down, F=Forward, B=Backward, L=Left, R=Right, P=Press, S-*=Shift-<text:span text:style-name="T16">*</text:span>, L-*=Long-<text:span text:style-name="T16">*</text:span></text:p>
      <text:p text:style-name="P30"/>
      <text:p text:style-name="P31">Red Start Button -- <text:span text:style-name="T22">Master Caution Reset Audio Warning</text:span></text:p>
      <text:p text:style-name="P27"><text:span text:style-name="T24">Mode selector -- </text:span><text:span text:style-name="T25">Countermeasure Mode</text:span></text:p>
      <text:p text:style-name="P31">Detent Button -- <text:span text:style-name="T22">Flashlight</text:span></text:p>
      <text:p text:style-name="P29">Flaps lever – <text:span text:style-name="T28">Flaps</text:span></text:p>
      <text:p text:style-name="P31">TGL Switch – Gear<text:tab/><text:tab/><text:tab/><text:tab/><text:tab/><text:tab/><text:span text:style-name="T22">Shift: Hook</text:span></text:p>
      <text:p text:style-name="P29">E<text:span text:style-name="T28">N</text:span>1 dial – <text:span text:style-name="T22">Kneeboard &amp; </text:span><text:span text:style-name="T28">Selective Jettison</text:span></text:p>
      <text:list text:style-name="L14">
        <text:list-item>
          <text:p text:style-name="P18"><text:span text:style-name="T22">P: Open Kneeboard <text:tab/><text:tab/><text:tab/><text:tab/><text:tab/>S-</text:span>P: <text:span text:style-name="T28">Jettison</text:span></text:p>
        </text:list-item>
        <text:list-item>
          <text:p text:style-name="P32"><text:span text:style-name="T6">L/R: Page Left/Right<text:tab/><text:tab/><text:tab/><text:tab/><text:tab/><text:tab/>S-</text:span><text:span text:style-name="T7">L/R</text:span><text:span text:style-name="T5">: </text:span><text:span text:style-name="T8">cw/cc</text:span><text:span text:style-name="T6">w</text:span></text:p>
        </text:list-item>
      </text:list>
      <text:p text:style-name="P29">E2 dial – <text:span text:style-name="T1">NVGs </text:span><text:span text:style-name="T22">&amp; Volume</text:span></text:p>
      <text:list text:style-name="L18">
        <text:list-item>
          <text:p text:style-name="P19">P: Toggle NVGs on/off<text:tab/><text:tab/><text:tab/><text:tab/><text:tab/><text:span text:style-name="T22">S-P: Something RWR related</text:span></text:p>
        </text:list-item>
        <text:list-item>
          <text:p text:style-name="P19"><text:span text:style-name="T29">L/R</text:span>: NVG gain up/down<text:tab/><text:tab/><text:tab/><text:tab/><text:tab/><text:span text:style-name="T22">S-L/R: RWR Volume (or something)</text:span></text:p>
        </text:list-item>
      </text:list>
      <text:p text:style-name="P23"/>
      <text:p text:style-name="P29"><text:span text:style-name="T28">S</text:span>witch <text:span text:style-name="T28">1 -- </text:span><text:span text:style-name="T22">Targeting System Power<text:tab/>SHIFT – </text:span><text:span text:style-name="T30">HTS</text:span><text:span text:style-name="T22"> system power</text:span></text:p>
      <text:list text:style-name="L19">
        <text:list-item>
          <text:p text:style-name="P25"><text:span text:style-name="T28">Middle</text:span><text:span text:style-name="T2">: </text:span></text:p>
        </text:list-item>
      </text:list>
      <text:p text:style-name="P29"><text:span text:style-name="T28">S</text:span>witch <text:span text:style-name="T28">2 -- </text:span><text:span text:style-name="T22">A/A Refueling Probe <text:tab/><text:tab/>SHIFT – </text:span><text:span text:style-name="T30">CAT I </text:span><text:span text:style-name="T31">(light A/A loadout)</text:span><text:span text:style-name="T30">/CAT III </text:span><text:span text:style-name="T31">(Heavy loadout)</text:span></text:p>
      <text:list text:style-name="L20">
        <text:list-item>
          <text:p text:style-name="P26"><text:span text:style-name="T28">Middle</text:span><text:span text:style-name="T2">: </text:span></text:p>
        </text:list-item>
      </text:list>
      <text:p text:style-name="P31">A1 – </text:p>
      <text:p text:style-name="P13"><text:span text:style-name="T26">A2 –</text:span><text:span text:style-name="T23"> </text:span></text:p>
      <text:p text:style-name="P31">C1 Red Button – Emergency Jettison</text:p>
      <text:p text:style-name="P27"><text:span text:style-name="T26">B1</text:span><text:span text:style-name="T24"> – </text:span><text:span text:style-name="T27">MAIN PWR BATT</text:span><text:span text:style-name="T25"><text:tab/><text:tab/><text:tab/><text:tab/>SHIFT – </text:span><text:span text:style-name="T27">MAIN PWR/FWD</text:span></text:p>
      <text:p text:style-name="P31">B2 – <text:span text:style-name="T31">ENGINE FEED NORM</text:span><text:span text:style-name="T22"><text:tab/><text:tab/><text:tab/>SHIFT – </text:span><text:span text:style-name="T31">AIR SOURCE NORM</text:span></text:p>
      <text:p text:style-name="P29"><text:span text:style-name="T28">B3 – </text:span><text:span text:style-name="T31">JFS START2<text:tab/></text:span><text:span text:style-name="T22"><text:tab/><text:tab/><text:tab/><text:tab/>SHIFT – Startup Button 6</text:span></text:p>
      <text:p text:style-name="P31">B4 – <text:span text:style-name="T22">Startup Button 7<text:tab/><text:tab/><text:tab/><text:tab/>SHIFT – Startup Button 8</text:span></text:p>
      <text:p text:style-name="P31">B5 – <text:span text:style-name="T21">Canopy Down<text:tab/><text:tab/><text:tab/><text:tab/>SHIFT: Canopy Up</text:span> </text:p>
      <text:p text:style-name="P1"/>
      <text:p text:style-name="P20"/>
      <text:p text:style-name="P20"/>
      <text:p text:style-name="P12"/>
      <text:p text:style-name="P24"/>
      <text:p text:style-name="P33"><text:span text:style-name="T5"/></text:p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22:40:35.766000000</dc:date>
    <meta:editing-duration>PT2H28M51S</meta:editing-duration>
    <meta:editing-cycles>27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2" meta:word-count="173" meta:character-count="1037" meta:non-whitespace-character-count="837"/>
  </office:meta>
</office:document-meta>
</file>